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tter_letHead_dicBody">B b</text:p>
      <text:section text:style-name="Sect_letData" text:name="Sect_letData">
        <text:p text:style-name="entry_letData_dicBody"><text:span text:style-name="headword_entry_letData_dicBody">=B</text:span><text:span text:style-name="headword_.bzh"><text:variable-set text:name="Left_Guideword_L" text:display="none" text:formula="ooow: =B" office:value-type="string" office:string-value="=B"/></text:span><text:span text:style-name="headword_.bzh"><text:variable-set text:name="Right_Guideword_R" text:display="none" text:formula="ooow: =B" office:value-type="string" office:string-value="=B"/></text:span><text:span/><text:span text:style-name="pronunciation_pronunciations_entry_letData_dicBody">b</text:span><text:span text:style-name="partofspeech_.en_grammaticalinfo_sense_senses_entry_letData_dicBody">int</text:span><text:s text:c="1"/><text:span text:style-name="xlanguagetag_xitem_.en_definition_.en_sense_senses_entry_letData_dicBody">Eng </text:span><text:span text:style-name="xitem_.en_definition_.en_sense_senses_entry_letData_dicBody">question marker added to consonant final words</text:span><text:s text:c="1"/><text:span text:style-name="xlanguagetag_xitem_.tpi_definition_.en_sense_senses_entry_letData_dicBody">Pdg </text:span><text:span text:style-name="xitem_.tpi_definition_.en_sense_senses_entry_letData_dicBody">dispela i makim askim</text:span><text:s text:c="1"/><text:span text:style-name="xlanguagetag_example_xitem_examples_sense_senses_entry_letData_dicBody">Bua </text:span><text:span text:style-name="example_xitem_examples_sense_senses_entry_letData_dicBody">Ġëyam-a?</text:span><text:s text:c="1"/><text:span text:style-name="xlanguagetag_translation_.en_translations_xitem_examples_sense_senses_entry_letData_dicBody">Eng </text:span><text:span text:style-name="translation_.en_translations_xitem_examples_sense_senses_entry_letData_dicBody">Have you come?</text:span><text:s text:c="1"/><text:span text:style-name="xlanguagetag_example_xitem_examples_sense_senses_entry_letData_dicBody">Bua </text:span><text:span text:style-name="example_xitem_examples_sense_senses_entry_letData_dicBody">Maḳ ġelë Abraham-a?</text:span><text:s text:c="1"/><text:span text:style-name="xlanguagetag_translation_.en_translations_xitem_examples_sense_senses_entry_letData_dicBody">Eng </text:span><text:span text:style-name="translation_.en_translations_xitem_examples_sense_senses_entry_letData_dicBody"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/>
    <style:style xmlns:style="urn:oasis:names:tc:opendocument:xmlns:style:1.0" style:name="letData_dicBody" style:family="paragraph" style:parent-style-name="dicBody"/>
    <style:style xmlns:style="urn:oasis:names:tc:opendocument:xmlns:style:1.0" style:name="entry_letData_dicBody" style:family="paragraph" style:parent-style-name="letData_dicBody">
      <style:paragraph-properties fo:text-align="left" fo:margin-left="12pt" fo:text-indent="-12pt" fo:background-color="transparent" fo:orphans="2"/>
    </style:style>
    <style:style xmlns:style="urn:oasis:names:tc:opendocument:xmlns:style:1.0" style:name="headword_entry_letData_dicBody" style:family="text" style:parent-style-name="entry_letData_dicBody">
      <style:text-properties fo:background-color="transparent" fo:language="none" fo:country="none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text-properties fo:background-color="transparent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/>
    <style:style xmlns:style="urn:oasis:names:tc:opendocument:xmlns:style:1.0" style:name="grammaticalinfo_sense_senses_entry_letData_dicBody" style:family="text" style:parent-style-name="sense_senses_entry_letData_dicBody">
      <style:text-properties fo:background-color="transparent"/>
    </style:style>
    <style:style xmlns:style="urn:oasis:names:tc:opendocument:xmlns:style:1.0" style:name="partofspeech_.en_grammaticalinfo_sense_senses_entry_letData_dicBody" style:family="text" style:parent-style-name="grammaticalinfo_sense_senses_entry_letData_dicBody">
      <style:text-properties fo:language="en" fo:country="US"/>
    </style:style>
    <style:style xmlns:style="urn:oasis:names:tc:opendocument:xmlns:style:1.0" style:name="definition_.en_sense_senses_entry_letData_dicBody" style:family="text" style:parent-style-name="sense_senses_entry_letData_dicBody">
      <style:text-properties fo:language="en" fo:country="US"/>
    </style:style>
    <style:style xmlns:style="urn:oasis:names:tc:opendocument:xmlns:style:1.0" style:name="xitem_.en_definition_.en_sense_senses_entry_letData_dicBody" style:family="text" style:parent-style-name="definition_.en_sense_senses_entry_letData_dicBody">
      <style:text-properties fo:language="en" fo:country="US"/>
    </style:style>
    <style:style xmlns:style="urn:oasis:names:tc:opendocument:xmlns:style:1.0" style:name="xlanguagetag_xitem_.en_definition_.en_sense_senses_entry_letData_dicBody" style:family="text" style:parent-style-name="xitem_.en_definition_.en_sense_senses_entry_letData_dicBody">
      <style:text-properties text:display="none" fo:language="en" fo:country="US"/>
    </style:style>
    <style:style xmlns:style="urn:oasis:names:tc:opendocument:xmlns:style:1.0" style:name="xitem_.tpi_definition_.en_sense_senses_entry_letData_dicBody" style:family="text" style:parent-style-name="definition_.en_sense_senses_entry_letData_dicBody">
      <style:text-properties fo:background-color="transparent" fo:language="none" fo:country="none"/>
    </style:style>
    <style:style xmlns:style="urn:oasis:names:tc:opendocument:xmlns:style:1.0" style:name="xlanguagetag_xitem_.tpi_definition_.en_sense_senses_entry_letData_dicBody" style:family="text" style:parent-style-name="xitem_.tpi_definition_.en_sense_senses_entry_letData_dicBody">
      <style:text-properties text:display="none" fo:language="en" fo:country="US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text-properties fo:background-color="transparent" fo:language="none" fo:country="none"/>
    </style:style>
    <style:style xmlns:style="urn:oasis:names:tc:opendocument:xmlns:style:1.0" style:name="xlanguagetag_example_xitem_examples_sense_senses_entry_letData_dicBody" style:family="text" style:parent-style-name="example_xitem_examples_sense_senses_entry_letData_dicBody">
      <style:text-properties text:display="none" fo:language="en" fo:country="US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_.en_translations_xitem_examples_sense_senses_entry_letData_dicBody" style:family="text" style:parent-style-name="translations_xitem_examples_sense_senses_entry_letData_dicBody">
      <style:text-properties fo:language="en" fo:country="US"/>
    </style:style>
    <style:style xmlns:style="urn:oasis:names:tc:opendocument:xmlns:style:1.0" style:name="xlanguagetag_translation_.en_translations_xitem_examples_sense_senses_entry_letData_dicBody" style:family="text" style:parent-style-name="translation_.en_translations_xitem_examples_sense_senses_entry_letData_dicBody">
      <style:text-properties text:display="none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text-align="left" fo:margin-left="12pt" fo:text-indent="-12pt" fo:background-color="transparent" fo:orphans="2" fo:keep-with-next="always"/>
    </style:style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style:writing-mode="lr-tb" fo:font-weight="700" fo:font-size="12pt" fo:margin-top="28.34646pt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/>
    </style:style>
    <style:style style:name="PageHeaderFooter13" style:family="text">
      <style:text-properties content=""/>
    </style:style>
    <style:style style:name="PageHeaderFooter14" style:family="text">
      <style:text-properties content="|counter(page)|" fo:margin-top="28.34646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/>
    </style:style>
    <style:style style:name="PageHeaderFooter19" style:family="text">
      <style:text-properties content=""/>
    </style:style>
    <style:style style:name="PageHeaderFooter20" style:family="text">
      <style:text-properties content="string(guidewordlast)" style:writing-mode="lr-tb" fo:font-weight="700" fo:font-size="12pt" fo:margin-top="28.34646pt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56.69291pt" fo:margin-right="56.69291pt" fo:margin-bottom="56.69291pt" fo:margin-left="56.69291pt" fo:page-width="459.2126pt" fo:page-height="649.1339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56.69291pt" fo:margin-right="56.69291pt" fo:margin-bottom="56.69291pt" fo:margin-left="56.69291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56.69291pt" fo:margin-right="56.69291pt" fo:margin-bottom="56.69291pt" fo:margin-left="56.69291pt" fo:page-width="459.2126pt" fo:page-height="649.1339pt"/>
    </style:page-layout>
    <style:page-layout style:name="pm13">
      <style:page-layout-properties fo:margin-top="56.69291pt" fo:margin-right="56.69291pt" fo:margin-bottom="56.69291pt" fo:margin-left="56.69291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9T10:39:52</meta:creation-date>
    <dc:creator>Trihus</dc:creator>
    <dc:date>2012-11-29T10:39:52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3.2794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10\PreservePartFile2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